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ed Hat Display" svg:font-family="'Red Hat Display', apple-system, BlinkMacSystemFont, 'Segoe UI', Inter, 'Helvetica Neue', Arial, 'Noto Sans', 'Liberation Sans', sans-serif, 'Apple Color Emoji', 'Segoe UI Emoji', 'Segoe UI Symbol', 'Noto Color Emoji'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weight="bold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weight="bold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 style:list-style-name="L1">
      <style:paragraph-properties fo:line-height="150%" fo:text-align="justify" style:justify-single-word="false"/>
    </style:style>
    <style:style style:name="P6" style:family="paragraph" style:parent-style-name="Standard" style:list-style-name="L2">
      <style:paragraph-properties fo:line-height="150%" fo:text-align="justify" style:justify-single-word="false"/>
    </style:style>
    <style:style style:name="P7" style:family="paragraph" style:parent-style-name="Standard" style:list-style-name="L3">
      <style:paragraph-properties fo:line-height="150%" fo:text-align="justify" style:justify-single-word="false"/>
    </style:style>
    <style:style style:name="P8" style:family="paragraph" style:parent-style-name="Standard">
      <style:paragraph-properties fo:line-height="115%" fo:text-align="justify" style:justify-single-word="false"/>
      <style:text-properties style:font-name="Times New Roman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06dc06"/>
    </style:style>
    <style:style style:name="T1" style:family="text">
      <style:text-properties style:font-name="Times New Roman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officeooo:rsid="00054231"/>
    </style:style>
    <style:style style:name="T4" style:family="text">
      <style:text-properties style:font-name="Times New Roman" officeooo:rsid="0006dc0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álise do Projeto "Vitaliza Mulher"</text:p>
      <text:p text:style-name="P2"/>
      <text:p text:style-name="P2">Com base no projeto apresentado, vamos responder às suas perguntas de forma clara e objetiva:</text:p>
      <text:p text:style-name="P2"/>
      <text:p text:style-name="P3">1. Problema a ser resolvido</text:p>
      <text:p text:style-name="P4"><text:span text:style-name="T1">O principal problema que o projeto "Vitaliza Mulher" busca resolver é a </text:span><text:span text:style-name="Strong_20_Emphasis"><text:span text:style-name="T1">falta de acesso a informações de saúde confiáveis e de fácil compreensão para mulheres de todas as idades e classes sociais</text:span></text:span><text:span text:style-name="T1">. Essa falta de informação dificulta a prevenção de doenças, o diagnóstico precoce e o acesso a tratamentos adequados, além de contribuir para problemas de saúde mental.</text:span></text:p>
      <text:p text:style-name="P2"/>
      <text:p text:style-name="P3">2. Público-alvo</text:p>
      <text:p text:style-name="P4"><text:span text:style-name="T1">A plataforma será voltada para </text:span><text:span text:style-name="Strong_20_Emphasis"><text:span text:style-name="T1">mulheres de todas as idades e classes sociais</text:span></text:span><text:span text:style-name="T1">, com foco em:</text:span></text:p>
      <text:list text:style-name="L1">
        <text:list-item>
          <text:p text:style-name="P5"><text:span text:style-name="T1">Mulheres que buscam </text:span><text:span text:style-name="Strong_20_Emphasis"><text:span text:style-name="T1">orientação sobre saúde preventiva e cuidados médicos</text:span></text:span><text:span text:style-name="T1">. </text:span></text:p>
        </text:list-item>
        <text:list-item>
          <text:p text:style-name="P5"><text:span text:style-name="T1">Mulheres que precisam de </text:span><text:span text:style-name="Strong_20_Emphasis"><text:span text:style-name="T1">informações sobre tratamentos para doenças específicas</text:span></text:span><text:span text:style-name="T1">, como câncer de mama e doenças cardiovasculares. </text:span></text:p>
        </text:list-item>
        <text:list-item>
          <text:p text:style-name="P5"><text:span text:style-name="T1">Mulheres que necessitam de </text:span><text:span text:style-name="Strong_20_Emphasis"><text:span text:style-name="T1">apoio psicológico</text:span></text:span><text:span text:style-name="T1">, seja por questões emocionais ou psicológicas mais profundas. </text:span></text:p>
        </text:list-item>
      </text:list>
      <text:p text:style-name="P4"><text:span text:style-name="T1">A plataforma não restringe o acesso por idade ou grau de escolaridade, buscando ser </text:span><text:span text:style-name="Strong_20_Emphasis"><text:span text:style-name="T1">inclusiva e acessível a todas as mulheres</text:span></text:span><text:span text:style-name="T1">.</text:span></text:p>
      <text:p text:style-name="P4"><text:span text:style-name="T1"/></text:p>
      <text:p text:style-name="P2">3. <text:span text:style-name="T2">Dados oficiais e identificação do problema</text:span></text:p>
      <text:p text:style-name="P4"><text:span text:style-name="T1">O projeto não menciona dados oficiais específicos que embasem a escolha do problema. No entanto, a justificativa para o projeto destaca a </text:span><text:span text:style-name="Strong_20_Emphasis"><text:span text:style-name="T1">crescente demanda por informações sobre saúde da mulher</text:span></text:span><text:span text:style-name="T1"> e o </text:span><text:span text:style-name="Strong_20_Emphasis"><text:span text:style-name="T1">aumento das doenças relacionadas ao gênero</text:span></text:span><text:span text:style-name="T1"> como fatores que reforçam a relevância do projeto.</text:span></text:p>
      <text:p text:style-name="P4"><text:span text:style-name="T1">Para identificar que esse é um problema real para o público-alvo, seria interessante realizar </text:span><text:span text:style-name="Strong_20_Emphasis"><text:span text:style-name="T1">pesquisas com mulheres de diferentes perfis</text:span></text:span><text:span text:style-name="T1">, buscando entender suas necessidades e dificuldades em relação ao acesso à informação e serviços de saúde. Além disso, a análise de </text:span><text:span text:style-name="Strong_20_Emphasis"><text:span text:style-name="T1">dados epidemiológicos e estatísticas de saúde</text:span></text:span><text:span text:style-name="T1"> pode fornecer evidências sobre a prevalência de doenças e a falta de acesso a cuidados adequados.</text:span></text:p>
      <text:p text:style-name="P2"/>
      <text:p text:style-name="P2">4. <text:span text:style-name="T2">Como o problema afeta o público-alvo</text:span></text:p>
      <text:p text:style-name="P2">A falta de acesso à informação e serviços de saúde afeta o público-alvo de diversas formas:</text:p>
      <text:list text:style-name="L2">
        <text:list-item>
          <text:p text:style-name="P6"><text:soft-page-break/><text:span text:style-name="Strong_20_Emphasis"><text:span text:style-name="T1">Dificuldade em prevenir doenças</text:span></text:span><text:span text:style-name="T1">: A falta de informação sobre cuidados preventivos e exames de rotina dificulta a prevenção de doenças como câncer de mama, doenças cardiovasculares e infecções sexualmente transmissíveis. </text:span></text:p>
        </text:list-item>
        <text:list-item>
          <text:p text:style-name="P6"><text:span text:style-name="Strong_20_Emphasis"><text:span text:style-name="T1">Diagnóstico tardio</text:span></text:span><text:span text:style-name="T1">: A falta de informação sobre sintomas e sinais de alerta pode levar ao diagnóstico tardio de doenças, o que diminui as chances de cura e aumenta o risco de complicações. </text:span></text:p>
        </text:list-item>
        <text:list-item>
          <text:p text:style-name="P6"><text:span text:style-name="Strong_20_Emphasis"><text:span text:style-name="T1">Dificuldade em encontrar tratamentos adequados</text:span></text:span><text:span text:style-name="T1">: A falta de informação sobre opções de tratamento e serviços de saúde disponíveis pode dificultar o acesso a cuidados adequados. </text:span></text:p>
        </text:list-item>
        <text:list-item>
          <text:p text:style-name="P6"><text:span text:style-name="Strong_20_Emphasis"><text:span text:style-name="T1">Problemas de saúde mental</text:span></text:span><text:span text:style-name="T1">: A falta de apoio psicológico e emocional contribui para o desenvolvimento e agravamento de problemas de saúde mental, como depressão e ansiedade. </text:span></text:p>
          <text:p text:style-name="P6"><text:span text:style-name="T1"/></text:p>
        </text:list-item>
      </text:list>
      <text:p text:style-name="P2">5. <text:span text:style-name="T2">Cronograma das atividades</text:span></text:p>
      <text:p text:style-name="P2">O projeto não apresenta um cronograma detalhado das atividades. No entanto, é possível identificar algumas etapas importantes:</text:p>
      <text:list text:style-name="L3">
        <text:list-item>
          <text:p text:style-name="P7"><text:span text:style-name="Strong_20_Emphasis"><text:span text:style-name="T1">Pesquisa com o público-alvo</text:span></text:span><text:span text:style-name="T1">: Para entender as necessidades e expectativas das mulheres em relação à plataforma. </text:span></text:p>
        </text:list-item>
        <text:list-item>
          <text:p text:style-name="P7"><text:span text:style-name="Strong_20_Emphasis"><text:span text:style-name="T1">Desenvolvimento da plataforma</text:span></text:span><text:span text:style-name="T1">: Criação da estrutura, design e funcionalidades da plataforma. </text:span></text:p>
        </text:list-item>
        <text:list-item>
          <text:p text:style-name="P7"><text:span text:style-name="Strong_20_Emphasis"><text:span text:style-name="T1">Testes e lançamento</text:span></text:span><text:span text:style-name="T1">: Avaliação da plataforma e lançamento para o público. </text:span></text:p>
          <text:p text:style-name="P7"><text:span text:style-name="T1"/></text:p>
        </text:list-item>
      </text:list>
      <text:p text:style-name="P2">6. <text:span text:style-name="T2">Distribuição das atividades entre os integrantes do squad</text:span></text:p>
      <text:p text:style-name="P2">A distribuição das atividades entre os integrantes do Squad-15, ficou da seguinte maneira:</text:p>
      <text:p text:style-name="P8"/>
      <text:p text:style-name="P2">Código-fonte (HTML, CSS e Bootstrap)</text:p>
      <text:p text:style-name="P2">Participantes: Alan Souza Gomes e Helaine Carla Pinheiro Lopes.</text:p>
      <text:p text:style-name="P8"/>
      <text:p text:style-name="P2">Modelos do banco de dados (conceitual e lógico) e Script SQL do banco de dados </text:p>
      <text:p text:style-name="P2">Participante: Carlos Eduardo do Nascimento Costa</text:p>
      <text:p text:style-name="P2"/>
      <text:p text:style-name="P2">7. <text:span text:style-name="T2">Ferramenta de gerenciamento de projeto</text:span></text:p>
      <text:p text:style-name="P9"><text:span text:style-name="T3">A</text:span><text:span text:style-name="T1"> ferramenta de gerenciamento </text:span><text:span text:style-name="T4">utilizada no </text:span><text:span text:style-name="T1">projeto </text:span><text:span text:style-name="T4">é o </text:span><text:span text:style-name="Strong_20_Emphasis"><text:span text:style-name="T4">Trello</text:span></text:span><text:span text:style-name="T1">. O Trello é uma plataforma online intuitiva e colaborativa que nos permite organizar todas as etapas do projeto de forma visual e eficiente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ed Hat Display" svg:font-family="'Red Hat Display', apple-system, BlinkMacSystemFont, 'Segoe UI', Inter, 'Helvetica Neue', Arial, 'Noto Sans', 'Liberation Sans', sans-serif, 'Apple Color Emoji', 'Segoe UI Emoji', 'Segoe UI Symbol', 'Noto Color Emoji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00:14:20.999000000</meta:creation-date>
    <dc:date>2025-02-09T00:38:45.085000000</dc:date>
    <meta:editing-duration>PT3M52S</meta:editing-duration>
    <meta:editing-cycles>1</meta:editing-cycles>
    <meta:generator>LibreOffice/24.8.4.2$Windows_X86_64 LibreOffice_project/bb3cfa12c7b1bf994ecc5649a80400d06cd71002</meta:generator>
    <meta:document-statistic meta:table-count="0" meta:image-count="0" meta:object-count="0" meta:page-count="2" meta:paragraph-count="34" meta:word-count="583" meta:character-count="3763" meta:non-whitespace-character-count="3212"/>
  </office:meta>
</office:document-meta>
</file>